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" style:family="paragraph" style:parent-style-name="Standard">
      <style:text-properties officeooo:paragraph-rsid="00135c75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135c75"/>
    </style:style>
    <style:style style:name="T2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ão </text:span>tabelas relacionadas para gerenciar informações sobre planos, instrutores, matrículas, cursos, alunos, identificação, grade, instrução e status de alunos cursando. Aqui está uma descrição passo a passo do seu projeto físico do banco de dados:</text:p>
      <text:h text:style-name="P1" text:outline-level="3">Passo 1: Tabelas Básicas</text:h>
      <text:list text:style-name="L1">
        <text:list-item>
          <text:p text:style-name="P4"><text:span text:style-name="Strong_20_Emphasis"><text:span text:style-name="T2">Tabela Planos:</text:span></text:span></text:p>
          <text:list>
            <text:list-item>
              <text:p text:style-name="P5"><text:span text:style-name="Source_20_Text"><text:span text:style-name="T2">id_planos</text:span></text:span> (Chave primária, SERIAL): Identificador único do plano.</text:p>
            </text:list-item>
            <text:list-item>
              <text:p text:style-name="P5"><text:span text:style-name="Source_20_Text"><text:span text:style-name="T2">nome</text:span></text:span> (VARCHAR(20), NOT NULL): Nome do plano.</text:p>
            </text:list-item>
          </text:list>
        </text:list-item>
        <text:list-item>
          <text:p text:style-name="P4"><text:span text:style-name="Strong_20_Emphasis"><text:span text:style-name="T2">Tabela Instrutor:</text:span></text:span></text:p>
          <text:list>
            <text:list-item>
              <text:p text:style-name="P5"><text:span text:style-name="Source_20_Text"><text:span text:style-name="T2">id_instrutor</text:span></text:span> (Chave primária, SERIAL): Identificador único do instrutor.</text:p>
            </text:list-item>
            <text:list-item>
              <text:p text:style-name="P5"><text:span text:style-name="Source_20_Text"><text:span text:style-name="T2">nome</text:span></text:span> (VARCHAR(20), NOT NULL): Nome do instrutor.</text:p>
            </text:list-item>
          </text:list>
        </text:list-item>
        <text:list-item>
          <text:p text:style-name="P4"><text:span text:style-name="Strong_20_Emphasis"><text:span text:style-name="T2">Tabela Matrícula:</text:span></text:span></text:p>
          <text:list>
            <text:list-item>
              <text:p text:style-name="P5"><text:span text:style-name="Source_20_Text"><text:span text:style-name="T2">id_matricula</text:span></text:span> (Chave primária, SERIAL): Identificador único da matrícula.</text:p>
            </text:list-item>
            <text:list-item>
              <text:p text:style-name="P5"><text:span text:style-name="Source_20_Text"><text:span text:style-name="T2">id_aluno</text:span></text:span> (INT): Referência ao aluno matriculado.</text:p>
            </text:list-item>
          </text:list>
        </text:list-item>
        <text:list-item>
          <text:p text:style-name="P4"><text:span text:style-name="Strong_20_Emphasis"><text:span text:style-name="T2">Tabela Curso:</text:span></text:span></text:p>
          <text:list>
            <text:list-item>
              <text:p text:style-name="P5"><text:span text:style-name="Source_20_Text"><text:span text:style-name="T2">id_curso</text:span></text:span> (Chave primária, SERIAL): Identificador único do curso.</text:p>
            </text:list-item>
            <text:list-item>
              <text:p text:style-name="P5"><text:span text:style-name="Source_20_Text"><text:span text:style-name="T2">nome</text:span></text:span> (VARCHAR(36), NOT NULL): Nome do curso.</text:p>
            </text:list-item>
          </text:list>
        </text:list-item>
        <text:list-item>
          <text:p text:style-name="P4"><text:span text:style-name="Strong_20_Emphasis"><text:span text:style-name="T2">Tabela Aluno:</text:span></text:span></text:p>
          <text:list>
            <text:list-item>
              <text:p text:style-name="P5"><text:span text:style-name="Source_20_Text"><text:span text:style-name="T2">id_aluno</text:span></text:span> (Chave primária, SERIAL): Identificador único do aluno.</text:p>
            </text:list-item>
            <text:list-item>
              <text:p text:style-name="P5"><text:span text:style-name="Source_20_Text"><text:span text:style-name="T2">nome</text:span></text:span> (VARCHAR(20), NOT NULL): Nome do aluno.</text:p>
            </text:list-item>
            <text:list-item>
              <text:p text:style-name="P5"><text:span text:style-name="Source_20_Text"><text:span text:style-name="T2">rg</text:span></text:span> (VARCHAR(15)): Registro Geral do aluno.</text:p>
            </text:list-item>
            <text:list-item>
              <text:p text:style-name="P5"><text:span text:style-name="Source_20_Text"><text:span text:style-name="T2">estado</text:span></text:span> (VARCHAR(15)): Estado do aluno.</text:p>
            </text:list-item>
            <text:list-item>
              <text:p text:style-name="P5"><text:span text:style-name="Source_20_Text"><text:span text:style-name="T2">telefone</text:span></text:span> (VARCHAR(15)): Número de telefone do aluno.</text:p>
            </text:list-item>
            <text:list-item>
              <text:p text:style-name="P5"><text:span text:style-name="Source_20_Text"><text:span text:style-name="T2">email</text:span></text:span> (VARCHAR(20)): Endereço de e-mail do aluno.</text:p>
            </text:list-item>
            <text:list-item>
              <text:p text:style-name="P5"><text:span text:style-name="Source_20_Text"><text:span text:style-name="T2">cidade</text:span></text:span> (VARCHAR(20)): Cidade do aluno.</text:p>
            </text:list-item>
            <text:list-item>
              <text:p text:style-name="P4"><text:span text:style-name="Source_20_Text"><text:span text:style-name="T2">id_planos</text:span></text:span> (INT, Chave estrangeira): Referência ao plano associado ao aluno.</text:p>
            </text:list-item>
          </text:list>
        </text:list-item>
      </text:list>
      <text:h text:style-name="P1" text:outline-level="3">Passo 2: Tabelas de Relacionamento</text:h>
      <text:list text:style-name="L2">
        <text:list-item>
          <text:p text:style-name="P6"><text:span text:style-name="Strong_20_Emphasis"><text:span text:style-name="T2">Tabela Identificação:</text:span></text:span></text:p>
          <text:list>
            <text:list-item>
              <text:p text:style-name="P7"><text:span text:style-name="Source_20_Text"><text:span text:style-name="T2">id_curso</text:span></text:span> (Chave estrangeira): Referência ao curso.</text:p>
            </text:list-item>
            <text:list-item>
              <text:p text:style-name="P7"><text:span text:style-name="Source_20_Text"><text:span text:style-name="T2">id_planos</text:span></text:span> (Chave estrangeira): Referência ao plano.</text:p>
            </text:list-item>
            <text:list-item>
              <text:p text:style-name="P7">Relaciona cursos e planos.</text:p>
            </text:list-item>
          </text:list>
        </text:list-item>
      </text:list>
      <text:p text:style-name="P2"/>
      <text:p text:style-name="P2"/>
      <text:p text:style-name="P2"/>
      <text:list text:continue-numbering="true" text:style-name="L2">
        <text:list-item>
          <text:p text:style-name="P6"><text:soft-page-break/><text:span text:style-name="Strong_20_Emphasis"><text:span text:style-name="T2">Tabela Grade:</text:span></text:span></text:p>
          <text:list>
            <text:list-item>
              <text:p text:style-name="P7"><text:span text:style-name="Source_20_Text"><text:span text:style-name="T2">id_curso</text:span></text:span> (Chave estrangeira): Referência ao curso.</text:p>
            </text:list-item>
            <text:list-item>
              <text:p text:style-name="P7"><text:span text:style-name="Source_20_Text"><text:span text:style-name="T2">id_instrutor</text:span></text:span> (Chave estrangeira): Referência ao instrutor.</text:p>
            </text:list-item>
            <text:list-item>
              <text:p text:style-name="P7">Relaciona cursos e instrutores na grade de aulas.</text:p>
            </text:list-item>
          </text:list>
        </text:list-item>
        <text:list-item>
          <text:p text:style-name="P6"><text:span text:style-name="Strong_20_Emphasis"><text:span text:style-name="T2">Tabela Instrução:</text:span></text:span></text:p>
          <text:list>
            <text:list-item>
              <text:p text:style-name="P7"><text:span text:style-name="Source_20_Text"><text:span text:style-name="T2">id_aluno</text:span></text:span> (Chave estrangeira): Referência ao aluno.</text:p>
            </text:list-item>
            <text:list-item>
              <text:p text:style-name="P7"><text:span text:style-name="Source_20_Text"><text:span text:style-name="T2">id_instrutor</text:span></text:span> (Chave estrangeira): Referência ao instrutor.</text:p>
            </text:list-item>
            <text:list-item>
              <text:p text:style-name="P7">Relaciona alunos e instrutores para acompanhamento.</text:p>
            </text:list-item>
          </text:list>
        </text:list-item>
        <text:list-item>
          <text:p text:style-name="P6"><text:span text:style-name="Strong_20_Emphasis"><text:span text:style-name="T2">Tabela Cursando:</text:span></text:span></text:p>
          <text:list>
            <text:list-item>
              <text:p text:style-name="P7"><text:span text:style-name="Source_20_Text"><text:span text:style-name="T2">id_aluno</text:span></text:span> (Chave estrangeira): Referência ao aluno.</text:p>
            </text:list-item>
            <text:list-item>
              <text:p text:style-name="P7"><text:span text:style-name="Source_20_Text"><text:span text:style-name="T2">id_curso</text:span></text:span> (Chave estrangeira): Referência ao curso.</text:p>
            </text:list-item>
            <text:list-item>
              <text:p text:style-name="P6">Indica quais alunos estão cursando quais cursos.</text:p>
            </text:list-item>
          </text:list>
        </text:list-item>
      </text:list>
      <text:h text:style-name="P1" text:outline-level="3">Passo 3: Adicionando Restrições de Chave Estrangeira</text:h>
      <text:list text:style-name="L3">
        <text:list-item>
          <text:p text:style-name="P8"><text:span text:style-name="Strong_20_Emphasis"><text:span text:style-name="T2">Alteração na Tabela Matrícula:</text:span></text:span></text:p>
          <text:list>
            <text:list-item>
              <text:p text:style-name="P9">Adição da chave estrangeira <text:span text:style-name="Source_20_Text"><text:span text:style-name="T2">id_aluno</text:span></text:span>, referenciando a tabela <text:span text:style-name="Source_20_Text"><text:span text:style-name="T2">aluno</text:span>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6:52:44.985000000</meta:creation-date>
    <dc:date>2023-12-13T16:56:31.217000000</dc:date>
    <meta:editing-duration>PT1M5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3" meta:word-count="308" meta:character-count="2094" meta:non-whitespace-character-count="1868"/>
  </office:meta>
</office:document-meta>
</file>